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1" svg:font-family="&quot;Liberation Mono1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Liberation Mono1" style:font-name-asian="Liberation Mono1" style:font-name-complex="Liberation Mono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1.1125cm"/>
    </style:style>
    <style:style style:name="co4" style:family="table-column">
      <style:table-column-properties fo:break-before="auto" style:column-width="8.65187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pache_puls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Unique</text:p>
          </table:table-cell>
          <table:table-cell office:value-type="string" table:style-name="ce4">
            <text:p>Package/class</text:p>
          </table:table-cell>
          <table:table-cell office:value-type="string" table:style-name="ce4">
            <text:p>Method</text:p>
          </table:table-cell>
          <table:table-cell office:value-type="string" table:style-name="ce4">
            <text:p>Failed in</text:p>
          </table:table-cell>
          <table:table-cell office:value-type="string" table:style-name="ce3">
            <text:p>CI</text:p>
          </table:table-cell>
          <table:table-cell office:value-type="string" table:style-name="ce3">
            <text:p>Local</text:p>
          </table:table-cell>
          <table:table-cell office:value-type="string" table:style-name="ce4">
            <text:p>Reported in issues?</text:p>
          </table:table-cell>
          <table:table-cell office:value-type="string" table:style-name="ce4">
            <text:p>Log file</text:p>
          </table:table-cell>
          <table:table-cell office:value-type="string" table:style-name="ce4">
            <text:p>CI log</text:p>
          </table:table-cell>
          <table:table-cell table:style-name="ce4"/>
          <table:table-cell office:value-type="string" table:style-name="ce4">
            <text:p>Local Log</text:p>
          </table:table-cell>
          <table:table-cell table:number-columns-repeated="16372" table:style-name="ce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testFlushCursorAfterIndividualDeleteInactivity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8.txt">https://github.com/mostafij-rahman/apach-pulsar-run-log/blob/main/travis_run_log_8.txt</text:a></text:p>
          </table:table-cell>
          <table:table-cell office:value-type="string" table:style-name="ce1">
            <text:p>[ERROR] testFlushCursorAfterIndividualDeleteInactivity(org.apache.bookkeeper.mledger.impl.ManagedCursorTest) <text:s/>Time elapsed: 10.134 s <text:s/>&lt;&lt;&lt; FAILURE! org.awaitility.core.ConditionTimeoutException: Assertion condition defined as a lambda expression in org.apache.bookkeeper.mledger.impl.ManagedCursorTest expected [3:19] but found [82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2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cursorPersistenceAsyncMarkDeleteSameThread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May be, https://github.com/apache/pulsar/pull/1628, https://github.com/apache/pulsar/pull/1544</text:p>
          </table:table-cell>
          <table:table-cell office:value-type="string" table:style-name="ce1">
            <text:p><text:a xlink:href="https://github.com/mostafij-rahman/apach-pulsar-run-log/blob/main/travis_run_log_6.txt">https://github.com/mostafij-rahman/apach-pulsar-run-log/blob/main/travis_run_log_6.txt</text:a></text:p>
          </table:table-cell>
          <table:table-cell office:value-type="string" table:style-name="ce1">
            <text:p>[ERROR] cursorPersistenceAsyncMarkDeleteSameThread(org.apache.bookkeeper.mledger.impl.ManagedCursorTest) <text:s/>Time elapsed: 0.28 s <text:s/>&lt;&lt;&lt; FAILURE! java.lang.AssertionError: expected [3:99] but found [6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cursorPersistenceAsyncMarkDeleteSameThread(ManagedCursorTest.java:1112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org.apache.bookkeeper.mledger.impl.ManagedCursorTest</text:p>
          </table:table-cell>
          <table:table-cell office:value-type="string" table:style-name="ce5">
            <text:p>testFlushCursorAfterInactivity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office:value-type="string" table:style-name="ce2">
            <text:p>Failure</text:p>
          </table:table-cell>
          <table:table-cell office:value-type="string" table:style-name="ce1">
            <text:p>may be, https://github.com/apache/pulsar/pull/9732</text:p>
          </table:table-cell>
          <table:table-cell office:value-type="string" table:style-name="ce1">
            <text:p><text:a xlink:href="https://github.com/mostafij-rahman/apach-pulsar-run-log/blob/main/travis_run_log_5.txt">https://github.com/mostafij-rahman/apach-pulsar-run-log/blob/main/travis_run_log_5.txt</text:a></text:p>
          </table:table-cell>
          <table:table-cell office:value-type="string" table:style-name="ce1">
            <text:p>[ERROR] testFlushCursorAfterInactivity(org.apache.bookkeeper.mledger.impl.ManagedCursorTest) <text:s/>Time elapsed: 10.056 s <text:s/>&lt;&lt;&lt; FAILURE! org.awaitility.core.ConditionTimeoutException: Assertion condition defined as a lambda expression in org.apache.bookkeeper.mledger.impl.ManagedCursorTest expected [3:19] but found [77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activity(ManagedCursorTest.java:3397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77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activity$71(ManagedCursorTest.java:3404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style-name="ce1"/>
          <table:table-cell office:value-type="string" table:style-name="ce1">
            <text:p>[ERROR] testFlushCursorAfterInactivity(org.apache.bookkeeper.mledger.impl.ManagedCursorTest) <text:s/>Time elapsed: 10.117 s <text:s/>&lt;&lt;&lt; FAILURE! org.awaitility.core.ConditionTimeoutException: Assertion condition defined as a lambda expression in org.apache.bookkeeper.mledger.impl.ManagedCursorTest expected [3:19] but found [45:-1] within 10 seconds. <text:s/>at org.awaitility.core.ConditionAwaiter.await(ConditionAwaiter.java:165) <text:s/>at org.awaitility.core.AssertionCondition.await(AssertionCondition.java:119) <text:s/>at org.awaitility.core.AssertionCondition.await(AssertionCondition.java:31) <text:s/>at org.awaitility.core.ConditionFactory.until(ConditionFactory.java:895) <text:s/>at org.awaitility.core.ConditionFactory.untilAsserted(ConditionFactory.java:679) <text:s/>at org.apache.bookkeeper.mledger.impl.ManagedCursorTest.testFlushCursorAfterInactivity(ManagedCursorTest.java:3397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Caused by: java.lang.AssertionError: expected [3:19] but found [45:-1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bookkeeper.mledger.impl.ManagedCursorTest.lambda$testFlushCursorAfterInactivity$71(ManagedCursorTest.java:3404) <text:s/>at org.awaitility.core.AssertionCondition.lambda$new$0(AssertionCondition.java:53) <text:s/>at org.awaitility.core.ConditionAwaiter$ConditionPoller.call(ConditionAwaiter.java:222) <text:s/>at org.awaitility.core.ConditionAwaiter$ConditionPoller.call(ConditionAwaiter.java:209) <text:s/>... 4 more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5">
            <text:p>org.apache.bookkeeper.mledger.impl.ManagedLedgerTest</text:p>
          </table:table-cell>
          <table:table-cell office:value-type="string" table:style-name="ce5">
            <text:p>testManagedLedgerRollOverIfFull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4.txt">https://github.com/mostafij-rahman/apach-pulsar-run-log/blob/main/travis_run_log_4.txt</text:a></text:p>
          </table:table-cell>
          <table:table-cell office:value-type="string" table:style-name="ce1">
            <text:p>[ERROR] testManagedLedgerRollOverIfFull(org.apache.bookkeeper.mledger.impl.ManagedLedgerTest) <text:s/>Time elapsed: 0.038 s <text:s/>&lt;&lt;&lt; FAILURE! java.lang.AssertionError: expected [5] but found [4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907) <text:s text:c="8"/>at org.testng.Assert.assertEquals(Assert.java:917) <text:s text:c="8"/>at org.apache.bookkeeper.mledger.impl.ManagedLedgerTest.testManagedLedgerRollOverIfFull(ManagedLedgerTest.java:2908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testFlushCursorAfterIndividualDeleteInactivity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4.txt">https://github.com/mostafij-rahman/apach-pulsar-run-log/blob/main/travis_run_log_4.txt</text:a></text:p>
          </table:table-cell>
          <table:table-cell office:value-type="string" table:style-name="ce1">
            <text:p>[ERROR] testFlushCursorAfterIndividualDeleteInactivity(org.apache.bookkeeper.mledger.impl.ManagedCursorTest) <text:s/>Time elapsed: 10.114 s <text:s/>&lt;&lt;&lt; FAILURE! org.awaitility.core.ConditionTimeoutException: Assertion condition defined as a lambda expression in org.apache.bookkeeper.mledger.impl.ManagedCursorTest expected [3:19] but found [81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1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5">
            <text:p>org.apache.pulsar.functions.source.batch.BatchSourceExecutorTest</text:p>
          </table:table-cell>
          <table:table-cell office:value-type="string" table:style-name="ce5">
            <text:p>testPushLifeCycle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Yes, https://github.com/apache/pulsar/pull/9243</text:p>
          </table:table-cell>
          <table:table-cell office:value-type="string" table:style-name="ce1">
            <text:p><text:a xlink:href="https://github.com/mostafij-rahman/apach-pulsar-run-log/blob/main/travis_run_log_3.txt">https://github.com/mostafij-rahman/apach-pulsar-run-log/blob/main/travis_run_log_3.txt</text:a></text:p>
          </table:table-cell>
          <table:table-cell office:value-type="string" table:style-name="ce1">
            <text:p>[ERROR] testPushLifeCycle(org.apache.pulsar.functions.source.batch.BatchSourceExecutorTest) <text:s/>Time elapsed: 300.007 s <text:s/>&lt;&lt;&lt; FAILURE! org.testng.internal.thread.ThreadTimeoutException: Method org.apache.pulsar.functions.source.batch.BatchSourceExecutorTest.testPushLifeCycle() didn't finish within the time-out 300000 <text:s text:c="8"/>at org.testng.internal.MethodInvocationHelper.invokeWithTimeoutWithNewExecutor(MethodInvocationHelper.java:371) <text:s text:c="8"/>at org.testng.internal.MethodInvocationHelper.invokeWithTimeout(MethodInvocationHelper.java:282) <text:s text:c="8"/>at org.testng.internal.TestInvoker.invokeMethod(TestInvoker.java:605) <text:s text:c="8"/>at org.testng.internal.TestInvoker.retryFailed(TestInvoker.java:214) <text:s text:c="8"/>at org.testng.internal.MethodRunner.runInSequence(MethodRunner.java:58) <text:s text:c="8"/>at org.testng.internal.TestInvoker$MethodInvocationAgent.invoke(TestInvoker.java:822) <text:s text:c="8"/>at org.testng.internal.TestInvoker.invokeTestMethods(TestInvoker.java:147) <text:s text:c="8"/>at org.testng.internal.TestMethodWorker.invokeTestMethods(TestMethodWorker.java:146) <text:s text:c="8"/>at org.testng.internal.TestMethodWorker.run(TestMethodWorker.java:128) <text:s text:c="8"/>at java.util.ArrayList.forEach(ArrayList.java:1255) <text:s text:c="8"/>at org.testng.TestRunner.privateRun(TestRunner.java:764) <text:s text:c="8"/>at org.testng.TestRunner.run(TestRunner.java:585) <text:s text:c="8"/>at org.testng.SuiteRunner.runTest(SuiteRunner.java:384) <text:s text:c="8"/>at org.testng.SuiteRunner.runSequentially(SuiteRunner.java:378) <text:s text:c="8"/>at org.testng.SuiteRunner.privateRun(SuiteRunner.java:337) <text:s text:c="8"/>at org.testng.SuiteRunner.run(SuiteRunner.java:286) <text:s text:c="8"/>at org.testng.SuiteRunnerWorker.runSuite(SuiteRunnerWorker.java:53) <text:s text:c="8"/>at org.testng.SuiteRunnerWorker.run(SuiteRunnerWorker.java:96) <text:s text:c="8"/>at org.testng.TestNG.runSuitesSequentially(TestNG.java:1218) <text:s text:c="8"/>at org.testng.TestNG.runSuitesLocally(TestNG.java:1140) <text:s text:c="8"/>at org.testng.TestNG.runSuites(TestNG.java:1069) <text:s text:c="8"/>at org.testng.TestNG.run(TestNG.java:1037) <text:s text:c="8"/>at org.apache.maven.surefire.testng.TestNGExecutor.run(TestNGExecutor.java:135) <text:s text:c="8"/>at org.apache.maven.surefire.testng.TestNGDirectoryTestSuite.executeSingleClass(TestNGDirectoryTestSuite.java:112) <text:s text:c="8"/>at org.apache.maven.surefire.testng.TestNGDirectoryTestSuite.executeLazy(TestNGDirectoryTestSuite.java:123) <text:s text:c="8"/>at org.apache.maven.surefire.testng.TestNGDirectoryTestSuite.execute(TestNGDirectoryTestSuite.java:90) <text:s text:c="8"/>at org.apache.maven.surefire.testng.TestNGProvider.invoke(TestNGProvider.java:146) <text:s text:c="8"/>at org.apache.maven.surefire.booter.ForkedBooter.invokeProviderInSameClassLoader(ForkedBooter.java:384) <text:s text:c="8"/>at org.apache.maven.surefire.booter.ForkedBooter.runSuitesInProcess(ForkedBooter.java:345) <text:s text:c="8"/>at org.apache.maven.surefire.booter.ForkedBooter.execute(ForkedBooter.java:126) <text:s text:c="8"/>at org.apache.maven.surefire.booter.ForkedBooter.main(ForkedBooter.java:418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string" table:style-name="ce5">
            <text:p>org.apache.pulsar.metadata.ZKSessionTest</text:p>
          </table:table-cell>
          <table:table-cell office:value-type="string" table:style-name="ce5">
            <text:p>testReacquireLeadershipAfterSessionLost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office:value-type="string" table:style-name="ce2">
            <text:p>Fail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github.com/mostafij-rahman/apach-pulsar-run-log/blob/main/travis_run_log_0.txt</text:p>
          </table:table-cell>
          <table:table-cell office:value-type="string" table:style-name="ce1">
            <text:p>[ERROR] testReacquireLeadershipAfterSessionLost(org.apache.pulsar.metadata.ZKSessionTest) <text:s/>Time elapsed: 4.026 s <text:s/>&lt;&lt;&lt; FAILURE! java.lang.AssertionError: expected [Leading] but found [NoLeader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pulsar.metadata.ZKSessionTest.testReacquireLeadershipAfterSessionLost(ZKSessionTest.java:174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style-name="ce1"/>
          <table:table-cell office:value-type="string" table:style-name="ce1">
            <text:p>ERROR] Tests run: 6, Failures: 1, Errors: 0, Skipped: 4, Time elapsed: 25.126 s &lt;&lt;&lt; FAILURE! - in org.apache.pulsar.metadata.ZKSessionTest [ERROR] testReacquireLeadershipAfterSessionLost(org.apache.pulsar.metadata.ZKSessionTest) <text:s/>Time elapsed: 3.58 s <text:s/>&lt;&lt;&lt; FAILURE! java.lang.AssertionError: expected [Leading] but found [NoLeader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ReacquireLeadershipAfterSessionLost(ZKSessionTest.java:174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testFlushCursorAfterInactivity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office:value-type="string" table:style-name="ce2">
            <text:p>Skipped</text:p>
          </table:table-cell>
          <table:table-cell office:value-type="string" table:style-name="ce1">
            <text:p>may be, https://github.com/apache/pulsar/pull/9732</text:p>
          </table:table-cell>
          <table:table-cell office:value-type="string" table:style-name="ce1">
            <text:p>https://github.com/mostafij-rahman/apach-pulsar-run-log/blob/main/travis_run_log_0.txt</text:p>
          </table:table-cell>
          <table:table-cell office:value-type="string" table:style-name="ce1">
            <text:p>[ERROR] testFlushCursorAfterInactivity(org.apache.bookkeeper.mledger.impl.ManagedCursorTest) <text:s/>Time elapsed: 10.13 s <text:s/>&lt;&lt;&lt; FAILURE! org.awaitility.core.ConditionTimeoutException: Assertion condition defined as a lambda expression in org.apache.bookkeeper.mledger.impl.ManagedCursorTest expected [3:19] but found [79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activity(ManagedCursorTest.java:3397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7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activity$71(ManagedCursorTest.java:3404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asyncMarkDeleteBlocking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2.txt">https://github.com/mostafij-rahman/apach-pulsar-run-log/blob/main/travis_run_log_2.txt</text:a></text:p>
          </table:table-cell>
          <table:table-cell office:value-type="string" table:style-name="ce1">
            <text:p>[ERROR] asyncMarkDeleteBlocking(org.apache.bookkeeper.mledger.impl.ManagedCursorTest) <text:s/>Time elapsed: 0.478 s <text:s/>&lt;&lt;&lt; FAILURE! java.lang.AssertionError: expected [18:9] but found [1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asyncMarkDeleteBlocking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1.txt">https://github.com/mostafij-rahman/apach-pulsar-run-log/blob/main/travis_run_log_1.txt</text:a></text:p>
          </table:table-cell>
          <table:table-cell office:value-type="string" table:style-name="ce1">
            <text:p>[ERROR] asyncMarkDeleteBlocking(org.apache.bookkeeper.mledger.impl.ManagedCursorTest) <text:s/>Time elapsed: 0.51 s <text:s/>&lt;&lt;&lt; FAILURE! java.lang.AssertionError: expected [18:9] but found [1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asyncMarkDeleteBlocking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https://github.com/mostafij-rahman/apach-pulsar-run-log/blob/main/travis_run_log_7.txt</text:p>
          </table:table-cell>
          <table:table-cell office:value-type="string" table:style-name="ce1">
            <text:p>[ERROR] asyncMarkDeleteBlocking(org.apache.bookkeeper.mledger.impl.ManagedCursorTest) <text:s/>Time elapsed: 0.615 s <text:s/>&lt;&lt;&lt; FAILURE! java.lang.AssertionError: expected [18:9] but found [20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testFlushCursorAfterIndividualDeleteInactivity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[ERROR] testFlushCursorAfterIndividualDeleteInactivity(org.apache.bookkeeper.mledger.impl.ManagedCursorTest) <text:s/>Time elapsed: 10.062 s <text:s/>&lt;&lt;&lt; FAILURE! org.awaitility.core.ConditionTimeoutException: Assertion condition defined as a lambda expression in org.apache.bookkeeper.mledger.impl.ManagedCursorTest expected [3:19] but found [83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3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text:s text:c="2"/>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testFlushCursorAfterIndividualDeleteInactivity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9.txt">https://github.com/mostafij-rahman/apach-pulsar-run-log/blob/main/travis_run_log_9.txt</text:a></text:p>
          </table:table-cell>
          <table:table-cell office:value-type="string" table:style-name="ce1">
            <text:p>[ERROR] testFlushCursorAfterIndividualDeleteInactivity(org.apache.bookkeeper.mledger.impl.ManagedCursorTest) <text:s/>Time elapsed: 10.077 s <text:s/>&lt;&lt;&lt; FAILURE! org.awaitility.core.ConditionTimeoutException: Assertion condition defined as a lambda expression in org.apache.bookkeeper.mledger.impl.ManagedCursorTest expected [3:19] but found [82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2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org.apache.bookkeeper.mledger.impl.ManagedLedgerTest</text:p>
          </table:table-cell>
          <table:table-cell office:value-type="string" table:style-name="ce5">
            <text:p>testExpiredLedgerDeletionAfterManagedLedgerRestart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9.txt">https://github.com/mostafij-rahman/apach-pulsar-run-log/blob/main/travis_run_log_9.txt</text:a></text:p>
          </table:table-cell>
          <table:table-cell office:value-type="string" table:style-name="ce1">
            <text:p>[ERROR] testExpiredLedgerDeletionAfterManagedLedgerRestart(org.apache.bookkeeper.mledger.impl.ManagedLedgerTest) <text:s/>Time elapsed: 0.023 s <text:s/>&lt;&lt;&lt; FAILURE! java.lang.AssertionError: expected [true] but found [false] <text:s text:c="8"/>at org.testng.Assert.fail(Assert.java:99) <text:s text:c="8"/>at org.testng.Assert.failNotEquals(Assert.java:1037) <text:s text:c="8"/>at org.testng.Assert.assertTrue(Assert.java:45) <text:s text:c="8"/>at org.testng.Assert.assertTrue(Assert.java:55) <text:s text:c="8"/>at org.apache.bookkeeper.mledger.impl.ManagedLedgerTest.testExpiredLedgerDeletionAfterManagedLedgerRestart(ManagedLedgerTest.java:2954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org.apache.bookkeeper.mledger.impl.ManagedCursorTest</text:p>
          </table:table-cell>
          <table:table-cell office:value-type="string" table:style-name="ce5">
            <text:p>cursorPersistenceAsyncMarkDeleteSameThread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May be, https://github.com/apache/pulsar/pull/1628, https://github.com/apache/pulsar/pull/1544</text:p>
          </table:table-cell>
          <table:table-cell office:value-type="string" table:style-name="ce1">
            <text:p><text:a xlink:href="https://github.com/mostafij-rahman/apach-pulsar-run-log/blob/main/travis_run_log_10.txt">https://github.com/mostafij-rahman/apach-pulsar-run-log/blob/main/travis_run_log_10.txt</text:a></text:p>
          </table:table-cell>
          <table:table-cell office:value-type="string" table:style-name="ce1">
            <text:p>[ERROR] cursorPersistenceAsyncMarkDeleteSameThread(org.apache.bookkeeper.mledger.impl.ManagedCursorTest) <text:s/>Time elapsed: 0.365 s <text:s/>&lt;&lt;&lt; FAILURE! <text:s/>java.lang.AssertionError: expected [3:99] but found [6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ManagedCursorTest.cursorPersistenceAsyncMarkDeleteSameThread(ManagedCursorTest.java:1112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style-name="ce1"/>
          <table:table-cell table:style-name="ce5"/>
          <table:table-cell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string" table:style-name="ce5">
            <text:p>org.apache.pulsar.metadata.ZKSessionTest</text:p>
          </table:table-cell>
          <table:table-cell office:value-type="string" table:style-name="ce5">
            <text:p>testReacquireLeadershipAfterSessionLost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office:value-type="string" table:style-name="ce2">
            <text:p>Fail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11.txt">https://github.com/mostafij-rahman/apach-pulsar-run-log/blob/main/travis_run_log_11.txt</text:a></text:p>
          </table:table-cell>
          <table:table-cell office:value-type="string" table:style-name="ce1">
            <text:p>[ERROR] testReacquireLeadershipAfterSessionLost(org.apache.pulsar.metadata.ZKSessionTest) <text:s/>Time elapsed: 3.622 s <text:s/>&lt;&lt;&lt; FAILURE! <text:s/>java.lang.AssertionError: expected [Leading] but found [NoLeader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pulsar.metadata.ZKSessionTest.testReacquireLeadershipAfterSessionLost(ZKSessionTest.java:174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style-name="ce1"/>
          <table:table-cell table:style-name="ce5"/>
          <table:table-cell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string" table:style-name="ce6">
            <text:p>org.apache.bookkeeper.mledger.impl.NonDurableCursorTest</text:p>
          </table:table-cell>
          <table:table-cell office:value-type="string" table:style-name="ce7">
            <text:p>asyncMarkDeleteBlocking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12.txt">https://github.com/mostafij-rahman/apach-pulsar-run-log/blob/main/travis_run_log_12.txt</text:a></text:p>
          </table:table-cell>
          <table:table-cell office:value-type="string" table:style-name="ce1">
            <text:p>[ERROR] asyncMarkDeleteBlocking(org.apache.bookkeeper.mledger.impl.NonDurableCursorTest) <text:s/>Time elapsed: 0.359 s <text:s/>&lt;&lt;&lt; FAILURE! <text:s/>java.lang.AssertionError: expected [21:9] but found [22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NonDurableCursorTest.asyncMarkDeleteBlocking(NonDurableCursorTest.java:519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string" table:style-name="ce5">
            <text:p>org.apache.pulsar.metadata.ZKSessionTest</text:p>
          </table:table-cell>
          <table:table-cell office:value-type="string" table:style-name="ce5">
            <text:p>testSessionLost</text:p>
          </table:table-cell>
          <table:table-cell office:value-type="string" table:style-name="ce5">
            <text:p>Run 2</text:p>
          </table:table-cell>
          <table:table-cell table:style-name="ce2"/>
          <table:table-cell office:value-type="string" table:style-name="ce2">
            <text:p>Failure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[ERROR] testSessionLost(org.apache.pulsar.metadata.ZKSessionTest) <text:s/>Time elapsed: 18.823 s <text:s/>&lt;&lt;&lt; FAILURE! java.lang.AssertionError: expected [Reconnected] but found [null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SessionLost(ZKSessionTest.java:92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table:style-name="ce7"/>
          <table:table-cell table:number-columns-repeated="2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string" table:style-name="ce7">
            <text:p>org.apache.pulsar.metadata.ZKSessionTest</text:p>
          </table:table-cell>
          <table:table-cell office:value-type="string" table:style-name="ce5">
            <text:p>testSessionLost</text:p>
          </table:table-cell>
          <table:table-cell office:value-type="string" table:style-name="ce5">
            <text:p>Run 2</text:p>
          </table:table-cell>
          <table:table-cell table:style-name="ce2"/>
          <table:table-cell office:value-type="string" table:style-name="ce2">
            <text:p>Failure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[ERROR] testSessionLost(org.apache.pulsar.metadata.ZKSessionTest) <text:s/>Time elapsed: 19.483 s <text:s/>&lt;&lt;&lt; FAILURE! java.lang.AssertionError: expected [Reconnected] but found [null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SessionLost(ZKSessionTest.java:92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string" table:style-name="ce7">
            <text:p>org.apache.pulsar.metadata.ZKSessionTest</text:p>
          </table:table-cell>
          <table:table-cell office:value-type="string" table:style-name="ce7">
            <text:p>testDisconnection</text:p>
          </table:table-cell>
          <table:table-cell office:value-type="string" table:style-name="ce5">
            <text:p>Run 1</text:p>
          </table:table-cell>
          <table:table-cell table:style-name="ce2"/>
          <table:table-cell office:value-type="string" table:style-name="ce2">
            <text:p>Skipped after Failure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java.lang.AssertionError: expected [Reconnected] but found [null] <text:s/>at org.apache.pulsar.metadata.ZKSessionTest.testDisconnection(ZKSessionTest.java:65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... Removed 13 stack frames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5" table:style-name="ce1"/>
          <table:table-cell office:value-type="string" table:style-name="ce1">
            <text:p>[CDATA[Created annotation listener 23:03:15.087 INFO <text:s/>[main] o.a.p.t.FastThreadLocalCleanupListener@53 - Cleaning up FastThreadLocal thread local state. 23:03:15.120 INFO <text:s/>[main] o.a.p.t.MockitoCleanupListener@40 - Cleaning up Mockito's ThreadSafeMockingProgress.MOCKING_PROGRESS_PROVIDER thread local state. 23:03:15.121 INFO <text:s/>[main] o.a.p.t.ThreadLeakDetectorListener@42 - Capturing identifiers of running threads. 23:03:15.214 WARN <text:s/>[main] o.a.z.s.ServerCnxnFactory@309 - maxCnxns is not configured, using default value 0. 23:03:15.285 INFO <text:s/>[main] o.a.p.m.TestZKServer@65 - Started test ZK server on port 36289 23:03:15.313 INFO <text:s/>[main] o.a.p.m.TestZKServer@134 - ZK Server UP ------- Starting test [TestClass name=class org.apache.pulsar.metadata.ZKSessionTest].testDisconnection([])------- 23:03:15.550 INFO <text:s/>[TestNG-method=testDisconnection-1-EventThread] o.a.b.z.ZooKeeperWatcherBase@130 - ZooKeeper client is connected now. 23:03:15.564 INFO <text:s/>[TestNG-method=testDisconnection-1] o.a.p.m.TestZKServer@81 - Stopped test ZK server 23:03:15.564 WARN <text:s/>[TestNG-method=testDisconnection-1-SendThread(127.0.0.1:36289)] o.a.z.ClientCnxn@1285 - Session 0x1000090f69b0000 for sever localhost/127.0.0.1:36289, Closing socket connection. Attempting reconnect except it is a SessionExpiredException. org.apache.zookeeper.ClientCnxn$EndOfStreamException: Unable to read additional data from server sessionid 0x1000090f69b0000, likely server has closed socket <text:s/>at org.apache.zookeeper.ClientCnxnSocketNIO.doIO(ClientCnxnSocketNIO.java:77) ~[zookeeper-3.6.2.jar:3.6.2] <text:s/>at org.apache.zookeeper.ClientCnxnSocketNIO.doTransport(ClientCnxnSocketNIO.java:350) ~[zookeeper-3.6.2.jar:3.6.2] <text:s/>at org.apache.zookeeper.ClientCnxn$SendThread.run(ClientCnxn.java:1275) [zookeeper-3.6.2.jar:3.6.2] 23:03:15.731 INFO <text:s/>[TestNG-method=testDisconnection-1-EventThread] o.a.b.z.ZooKeeperWatcherBase@134 - ZooKeeper client is disconnected from zookeeper now, but it is OK unless we received EXPIRED event. 23:03:15.733 INFO <text:s/>[TestNG-method=testDisconnection-1-EventThread] o.a.p.m.i.ZKSessionWatcher@120 - Got ZK session watch event: WatchedEvent state:Disconnected type:None path:null 23:03:15.734 WARN <text:s/>[TestNG-method=testDisconnection-1-EventThread] o.a.p.m.i.ZKSessionWatcher@148 - ZooKeeper client is disconnected. Waiting to reconnect, time remaining = 25.0 seconds 23:03:15.738 WARN <text:s/>[TestNG-method=testDisconnection-1] o.a.z.s.ServerCnxnFactory@309 - maxCnxns is not configured, using default value 0. 23:03:15.757 INFO <text:s/>[TestNG-method=testDisconnection-1] o.a.p.m.TestZKServer@65 - Started test ZK server on port 36289 23:03:15.762 INFO <text:s/>[TestNG-method=testDisconnection-1] o.a.p.m.TestZKServer@134 - ZK Server UP 23:03:17.587 INFO <text:s/>[TestNG-method=testDisconnection-1-EventThread] o.a.b.z.ZooKeeperWatcherBase@130 - ZooKeeper client is connected now. 23:03:19.571 WARN <text:s/>[metadata-store-zk-session-watcher-2-1] o.a.p.m.i.ZKSessionWatcher@148 - ZooKeeper client is disconnected. Waiting to reconnect, time remaining = 21.164 seconds 23:03:21.572 WARN <text:s/>[metadata-store-zk-session-watcher-2-1] o.a.p.m.i.ZKSessionWatcher@148 - ZooKeeper client is disconnected. Waiting to reconnect, time remaining = 19.163 seconds 23:03:23.573 WARN <text:s/>[metadata-store-zk-session-watcher-2-1] o.a.p.m.i.ZKSessionWatcher@148 - ZooKeeper client is disconnected. Waiting to reconnect, time remaining = 17.161 seconds 23:03:25.576 WARN <text:s/>[metadata-store-zk-session-watcher-2-1] o.a.p.m.i.ZKSessionWatcher@148 - ZooKeeper client is disconnected. Waiting to reconnect, time remaining = 15.158 seconds 23:03:25.872 INFO <text:s/>[TestNG-method=testDisconnection-1-EventThread] o.a.p.m.i.ZKSessionWatcher@120 - Got ZK session watch event: WatchedEvent state:SyncConnected type:None path:null 23:03:25.872 INFO <text:s/>[TestNG-method=testDisconnection-1-EventThread] o.a.p.m.i.ZKSessionWatcher@160 - ZooKeeper client reconnection with server quorum. Current status: ConnectionLost 23:03:25.873 INFO <text:s/>[TestNG-method=testDisconnection-1-EventThread] o.a.p.m.i.ZKSessionWatcher@120 - Got ZK session watch event: WatchedEvent state:Closed type:None path:null ]]</text:p>
          </table:table-cell>
          <table:table-cell table:number-columns-repeated="1637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6" table:style-name="ce2">
            <text:p>6</text:p>
          </table:table-cell>
          <table:table-cell office:value-type="string" table:style-name="ce7">
            <text:p>org.apache.pulsar.metadata.ZKSessionTest</text:p>
          </table:table-cell>
          <table:table-cell office:value-type="string" table:style-name="ce7">
            <text:p>testReacquireLeadershipAfterSessionLost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office:value-type="string" table:style-name="ce2">
            <text:p>Fail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github.com/mostafij-rahman/apach-pulsar-run-log/blob/main/travis_run_log_13.txt">https://github.com/mostafij-rahman/apach-pulsar-run-log/blob/main/travis_run_log_13.txt</text:a></text:p>
          </table:table-cell>
          <table:table-cell office:value-type="string" table:style-name="ce1">
            <text:p>[ERROR] testReacquireLeadershipAfterSessionLost(org.apache.pulsar.metadata.ZKSessionTest) <text:s/>Time elapsed: 5.26 s <text:s/>&lt;&lt;&lt; FAILURE! <text:s/>java.lang.AssertionError: expected [Leading] but found [NoLeader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pulsar.metadata.ZKSessionTest.testReacquireLeadershipAfterSessionLost(ZKSessionTest.java:174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string" table:style-name="ce7">
            <text:p>org.apache.bookkeeper.mledger.impl.ManagedCursorTest</text:p>
          </table:table-cell>
          <table:table-cell office:value-type="string" table:style-name="ce7">
            <text:p>cursorPersistenceAsyncMarkDeleteSameThread</text:p>
          </table:table-cell>
          <table:table-cell office:value-type="string" table:style-name="ce5">
            <text:p>Run 2</text:p>
          </table:table-cell>
          <table:table-cell office:value-type="string" table:style-name="ce2">
            <text:p>Failure</text:p>
          </table:table-cell>
          <table:table-cell table:style-name="ce2"/>
          <table:table-cell office:value-type="string" table:style-name="ce1">
            <text:p>May be, https://github.com/apache/pulsar/pull/1628, https://github.com/apache/pulsar/pull/1544</text:p>
          </table:table-cell>
          <table:table-cell office:value-type="string" table:style-name="ce1">
            <text:p><text:a xlink:href="https://github.com/mostafij-rahman/apach-pulsar-run-log/blob/main/travis_run_log_13.txt">https://github.com/mostafij-rahman/apach-pulsar-run-log/blob/main/travis_run_log_13.txt</text:a></text:p>
          </table:table-cell>
          <table:table-cell office:value-type="string" table:style-name="ce1">
            <text:p>[ERROR] cursorPersistenceAsyncMarkDeleteSameThread(org.apache.bookkeeper.mledger.impl.ManagedCursorTest) <text:s/>Time elapsed: 0.3 s <text:s/>&lt;&lt;&lt; FAILURE! <text:s/>java.lang.AssertionError: expected [3:99] but found [6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ManagedCursorTest.cursorPersistenceAsyncMarkDeleteSameThread(ManagedCursorTest.java:1112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6374" table:style-name="ce1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1" svg:font-family="&quot;Liberation Mono1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Rahman, Md Mostafijur</dc:creator>
    <meta:creation-date>2021-05-24T15:12:29Z</meta:creation-date>
    <dc:date>2021-05-26T20:32:31Z</dc:date>
    <meta:editing-cycles>106</meta:editing-cycles>
    <meta:editing-duration>PT38834S</meta:editing-duration>
  </office:meta>
</office:document-meta>
</file>